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77000000125142FE91682DEFD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 Unicode MS" svg:font-family="'Arial Unicode MS'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ubtitle">
      <loext:graphic-properties draw:fill="none" draw:fill-color="#ffffff"/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reak-before="auto" fo:break-after="auto" fo:background-color="transparent" fo:padding="0in" fo:border="none"/>
    </style:style>
    <style:style style:name="P2" style:family="paragraph" style:parent-style-name="normal">
      <loext:graphic-properties draw:fill="none" draw:fill-color="#ffffff"/>
      <style:paragraph-properties fo:margin-left="0in" fo:margin-right="0in" fo:text-indent="0in" style:auto-text-indent="false" fo:break-before="auto" fo:break-after="auto" fo:background-color="transparent" fo:padding="0in" fo:border="none"/>
    </style:style>
    <style:style style:name="P3" style:family="paragraph" style:parent-style-name="normal">
      <loext:graphic-properties draw:fill="none" draw:fill-color="#ffffff"/>
      <style:paragraph-properties fo:margin-top="0.0835in" fo:margin-bottom="0.139in" loext:contextual-spacing="false" fo:line-height="100%" fo:break-before="auto" fo:break-after="auto" fo:background-color="transparent" fo:padding="0in" fo:border="none"/>
    </style:style>
    <style:style style:name="P4" style:family="paragraph" style:parent-style-name="Heading_20_2">
      <style:paragraph-properties fo:margin-top="0.4165in" fo:margin-bottom="0in" loext:contextual-spacing="false" fo:line-height="120%"/>
    </style:style>
    <style:style style:name="P5" style:family="paragraph" style:parent-style-name="normal">
      <loext:graphic-properties draw:fill="none" draw:fill-color="#ffffff"/>
      <style:paragraph-properties fo:break-before="auto" fo:break-after="auto" fo:background-color="transparent" fo:padding="0in" fo:border="none"/>
    </style:style>
    <style:style style:name="P6" style:family="paragraph" style:parent-style-name="Title">
      <loext:graphic-properties draw:fill="none" draw:fill-color="#ffffff"/>
      <style:paragraph-properties fo:break-before="auto" fo:break-after="auto" fo:background-color="transparent" fo:padding="0in" fo:border="none"/>
    </style:style>
    <style:style style:name="P7" style:family="paragraph" style:parent-style-name="Subtitle">
      <loext:graphic-properties draw:fill="none" draw:fill-color="#ffffff"/>
      <style:paragraph-properties fo:break-before="auto" fo:break-after="auto" fo:background-color="transparent" fo:padding="0in" fo:border="none"/>
    </style:style>
    <style:style style:name="P8" style:family="paragraph" style:parent-style-name="Heading_20_1">
      <loext:graphic-properties draw:fill="none" draw:fill-color="#ffffff"/>
      <style:paragraph-properties fo:break-before="auto" fo:break-after="auto" fo:background-color="transparent" fo:padding="0in" fo:border="none"/>
    </style:style>
    <style:style style:name="P9" style:family="paragraph" style:parent-style-name="normal">
      <loext:graphic-properties draw:fill="none" draw:fill-color="#ffffff"/>
      <style:paragraph-properties fo:margin-top="0in" fo:margin-bottom="0in" loext:contextual-spacing="false" fo:line-height="100%" fo:break-before="auto" fo:break-after="auto" fo:background-color="transparent" fo:padding="0in" fo:border="none"/>
      <style:text-properties style:font-name="PT Sans Narrow" fo:font-size="14pt" style:font-name-asian="PT Sans Narrow1" style:font-size-asian="14pt" style:font-name-complex="PT Sans Narrow1" style:font-size-complex="14pt"/>
    </style:style>
    <style:style style:name="P10" style:family="paragraph" style:parent-style-name="normal">
      <style:paragraph-properties fo:margin-left="0.5in" fo:margin-right="0in" fo:text-indent="0in" style:auto-text-indent="false"/>
    </style:style>
    <style:style style:name="P11" style:family="paragraph" style:parent-style-name="Heading_20_2">
      <style:text-properties fo:color="#ff5e0e" fo:font-size="18pt" fo:font-weight="bold" style:font-size-asian="18pt" style:font-weight-asian="bold" style:font-size-complex="18pt"/>
    </style:style>
    <style:style style:name="P12" style:family="paragraph" style:parent-style-name="normal">
      <style:paragraph-properties fo:line-height="100%"/>
      <style:text-properties fo:color="#008575" style:font-name="PT Sans Narrow" fo:font-size="16pt" officeooo:rsid="000ad231" officeooo:paragraph-rsid="000ad231" style:font-name-asian="PT Sans Narrow1" style:font-size-asian="16pt" style:font-name-complex="PT Sans Narrow1" style:font-size-complex="16pt"/>
    </style:style>
    <style:style style:name="P13" style:family="paragraph" style:parent-style-name="normal">
      <style:paragraph-properties fo:line-height="100%"/>
      <style:text-properties fo:color="#008575" style:font-name="PT Sans Narrow" fo:font-size="16pt" style:font-name-asian="PT Sans Narrow1" style:font-size-asian="16pt" style:font-name-complex="PT Sans Narrow1" style:font-size-complex="16pt"/>
    </style:style>
    <style:style style:name="P14" style:family="paragraph" style:parent-style-name="normal">
      <style:text-properties fo:font-size="12pt" style:font-size-asian="12pt" style:font-size-complex="12pt"/>
    </style:style>
    <style:style style:name="P15" style:family="paragraph" style:parent-style-name="normal">
      <loext:graphic-properties draw:fill="none" draw:fill-color="#ffffff"/>
      <style:paragraph-properties fo:line-height="100%" fo:break-before="auto" fo:break-after="auto" fo:background-color="transparent" fo:padding="0in" fo:border="none"/>
      <style:text-properties fo:color="#008575" style:font-name="PT Sans Narrow" fo:font-size="16pt" officeooo:rsid="000ad231" officeooo:paragraph-rsid="000ad231" style:font-name-asian="PT Sans Narrow1" style:font-size-asian="16pt" style:font-name-complex="PT Sans Narrow1" style:font-size-complex="16pt"/>
    </style:style>
    <style:style style:name="P16" style:family="paragraph" style:parent-style-name="normal" style:master-page-name="First_20_Page">
      <loext:graphic-properties draw:fill="none" draw:fill-color="#ffffff"/>
      <style:paragraph-properties style:page-number="auto" fo:break-before="auto" fo:break-after="auto" fo:background-color="transparent" fo:padding="0in" fo:border="none"/>
      <style:text-properties fo:color="#695d46" style:font-name="Open Sans" fo:font-size="48pt" style:font-name-asian="Open Sans1" style:font-size-asian="48pt" style:font-name-complex="Open Sans1" style:font-size-complex="48pt"/>
    </style:style>
    <style:style style:name="P17" style:family="paragraph" style:parent-style-name="normal">
      <loext:graphic-properties draw:fill="none" draw:fill-color="#ffffff"/>
      <style:paragraph-properties fo:margin-top="0in" fo:margin-bottom="1in" loext:contextual-spacing="false" fo:line-height="120%" fo:break-before="auto" fo:break-after="auto" fo:background-color="transparent" fo:padding="0in" fo:border="none"/>
      <style:text-properties style:font-name="Arial Unicode MS" fo:font-size="18pt" fo:font-weight="bold" style:font-name-asian="Arial Unicode MS1" style:font-size-asian="18pt" style:font-weight-asian="bold" style:font-name-complex="Arial Unicode MS1" style:font-size-complex="18pt"/>
    </style:style>
    <style:style style:name="P18" style:family="paragraph" style:parent-style-name="normal">
      <loext:graphic-properties draw:fill="none" draw:fill-color="#ffffff"/>
      <style:paragraph-properties fo:margin-left="0in" fo:margin-right="0in" fo:text-indent="0in" style:auto-text-indent="false" fo:break-before="auto" fo:break-after="auto" fo:background-color="transparent" fo:padding="0in" fo:border="none"/>
      <style:text-properties fo:font-size="12pt" style:font-size-asian="12pt" style:font-size-complex="12pt"/>
    </style:style>
    <style:style style:name="P19" style:family="paragraph" style:parent-style-name="normal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20" style:family="paragraph" style:parent-style-name="normal">
      <loext:graphic-properties draw:fill="none" draw:fill-color="#ffffff"/>
      <style:paragraph-properties fo:margin-left="0.5in" fo:margin-right="0in" fo:text-indent="0in" style:auto-text-indent="false" fo:break-before="auto" fo:break-after="auto" fo:background-color="transparent" fo:padding="0in" fo:border="none"/>
      <style:text-properties fo:font-size="12pt" style:font-size-asian="12pt" style:font-size-complex="12pt"/>
    </style:style>
    <style:style style:name="P21" style:family="paragraph" style:parent-style-name="normal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22" style:family="paragraph" style:parent-style-name="normal" style:list-style-name="WWNum2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23" style:family="paragraph" style:parent-style-name="normal" style:list-style-name="WWNum3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24" style:family="paragraph" style:parent-style-name="normal" style:list-style-name="WWNum1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25" style:family="paragraph" style:parent-style-name="normal">
      <style:paragraph-properties fo:margin-top="0.1665in" fo:margin-bottom="0.1665in" loext:contextual-spacing="false" fo:line-height="100%"/>
      <style:text-properties fo:font-size="12pt" style:font-size-asian="12pt" style:font-size-complex="12pt"/>
    </style:style>
    <style:style style:name="P26" style:family="paragraph" style:parent-style-name="Heading_20_2">
      <style:paragraph-properties fo:margin-top="0in" fo:margin-bottom="0in" loext:contextual-spacing="false" fo:line-height="120%" fo:text-align="center" style:justify-single-word="false"/>
      <style:text-properties fo:color="#000000" style:font-name="Open Sans" fo:font-size="48pt" fo:font-weight="bold" style:font-name-asian="Open Sans1" style:font-size-asian="48pt" style:font-weight-asian="bold" style:font-name-complex="Open Sans1" style:font-size-complex="48pt"/>
    </style:style>
    <style:style style:name="P27" style:family="paragraph" style:parent-style-name="Heading_20_2" style:list-style-name="WWNum4">
      <loext:graphic-properties draw:fill="none" draw:fill-color="#ffffff"/>
      <style:paragraph-properties fo:margin-left="0.5in" fo:margin-right="0in" fo:margin-top="0.222in" fo:margin-bottom="0in" loext:contextual-spacing="false" fo:line-height="100%" fo:text-indent="-0.25in" style:auto-text-indent="false" fo:break-before="auto" fo:break-after="auto" fo:background-color="transparent" fo:padding="0in" fo:border="none"/>
      <style:text-properties fo:font-size="16pt" officeooo:rsid="000b1190" officeooo:paragraph-rsid="000b1190" style:font-size-asian="16pt" style:font-size-complex="16pt"/>
    </style:style>
    <style:style style:name="P28" style:family="paragraph" style:parent-style-name="Heading_20_2" style:list-style-name="WWNum4">
      <loext:graphic-properties draw:fill="none" draw:fill-color="#ffffff"/>
      <style:paragraph-properties fo:margin-left="0.5in" fo:margin-right="0in" fo:text-indent="-0.25in" style:auto-text-indent="false" fo:break-before="auto" fo:break-after="auto" fo:background-color="transparent" fo:padding="0in" fo:border="none"/>
      <style:text-properties officeooo:rsid="000b1190" officeooo:paragraph-rsid="000b1190"/>
    </style:style>
    <style:style style:name="P29" style:family="paragraph" style:parent-style-name="Heading_20_2" style:list-style-name="WWNum4">
      <style:paragraph-properties fo:margin-left="0.5in" fo:margin-right="0in" fo:text-indent="-0.25in" style:auto-text-indent="false"/>
      <style:text-properties fo:color="#008575" style:font-name="PT Sans Narrow" fo:font-size="16pt" officeooo:rsid="000b1190" officeooo:paragraph-rsid="000b1190" style:font-name-asian="PT Sans Narrow1" style:font-size-asian="16pt" style:font-name-complex="PT Sans Narrow1" style:font-size-complex="16pt"/>
    </style:style>
    <style:style style:name="P30" style:family="paragraph" style:parent-style-name="Title">
      <loext:graphic-properties draw:fill="none" draw:fill-color="#ffffff"/>
      <style:paragraph-properties fo:break-before="auto" fo:break-after="auto" fo:background-color="transparent" fo:padding="0in" fo:border="none"/>
      <style:text-properties officeooo:rsid="000b1190" officeooo:paragraph-rsid="000b1190"/>
    </style:style>
    <style:style style:name="T1" style:family="text">
      <style:text-properties fo:color="#000000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48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52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26"><text:bookmark text:name="_g7jip7amrqe9"/>Replace with your own logo/image</text:p>
      <text:p text:style-name="P6"><text:bookmark text:name="_aitzcbhvr9ho"/></text:p>
      <text:p text:style-name="P6"><text:bookmark text:name="_zgay1dw2huj"/></text:p>
      <text:p text:style-name="P30">After Glo</text:p>
      <text:p text:style-name="P7"><text:bookmark text:name="_ng30guuqqp2v"/>Date of Project Completion</text:p>
      <text:p text:style-name="P17">─</text:p>
      <text:p text:style-name="P15">Abe Mccullough</text:p>
      <text:p text:style-name="P12">Blaine Lambert</text:p>
      <text:p text:style-name="P12">Aj Gilliland</text:p>
      <text:p text:style-name="P13"/>
      <text:p text:style-name="P9"/>
      <text:p text:style-name="P8"><text:bookmark text:name="_au51mny0sx6"/><text:soft-page-break/>Overview</text:p>
      <text:p text:style-name="P18">This section is a brief summary of the project, highlighting its purpose and significance.</text:p>
      <text:p text:style-name="P2"/>
      <text:p text:style-name="P8"><text:bookmark text:name="_yyrhu7ml5bea"/>Project Milestones</text:p>
      <text:p text:style-name="P14">Provide a detailed timeline with what each team member did for each day of the unit project week.</text:p>
      <text:list xml:id="list337678875" text:style-name="WWNum4">
        <text:list-item>
          <text:p text:style-name="P27">Week 1</text:p>
        </text:list-item>
      </text:list>
      <text:p text:style-name="P20">This section should state what each team member accomplished for the day.</text:p>
      <text:list xml:id="list211131824613285" text:continue-numbering="true" text:style-name="WWNum4">
        <text:list-item>
          <text:p text:style-name="P28">Week 2</text:p>
        </text:list-item>
      </text:list>
      <text:p text:style-name="P21">This section should state what each team member accomplished for the day.</text:p>
      <text:list xml:id="list211131506686627" text:continue-numbering="true" text:style-name="WWNum4">
        <text:list-item>
          <text:p text:style-name="P29">Week 3</text:p>
        </text:list-item>
      </text:list>
      <text:p text:style-name="P21">This section should state what each team member accomplished for the day.</text:p>
      <text:list xml:id="list211131013754621" text:continue-numbering="true" text:style-name="WWNum4">
        <text:list-item>
          <text:p text:style-name="P29">Week 4</text:p>
        </text:list-item>
      </text:list>
      <text:p text:style-name="P21">This section should state what each team member accomplished for the day.</text:p>
      <text:list xml:id="list211130724179934" text:continue-numbering="true" text:style-name="WWNum4">
        <text:list-item>
          <text:p text:style-name="P29">Week 5</text:p>
        </text:list-item>
      </text:list>
      <text:p text:style-name="P21">This section should state what each team member accomplished for the day.</text:p>
      <text:p text:style-name="P10"/>
      <text:p text:style-name="Heading_20_1"><text:bookmark text:name="_4p7xi5bvhxdr"/>Phase I: Planning</text:p>
      <text:p text:style-name="P14">In this phase, project goals, scope, timelines, and resources are defined.</text:p>
      <text:p text:style-name="Heading_20_2"><text:bookmark text:name="_r3mrn11ze587"/>Goals</text:p>
      <text:p text:style-name="P14">This section needs to describe what should be accomplished.</text:p>
      <text:p text:style-name="Heading_20_2"><text:bookmark text:name="_7xmmlmrdnrvw"/>Requirements</text:p>
      <text:p text:style-name="normal"><text:span text:style-name="T2">This section lists the requirements of the project</text:span>.</text:p>
      <text:p text:style-name="Heading_20_2"><text:bookmark text:name="_p8ylt3xy5lwm"/><text:soft-page-break/>Task Outlines</text:p>
      <text:p text:style-name="P14">This section outlines the tasks of each member.</text:p>
      <text:p text:style-name="Heading_20_2"><text:bookmark text:name="_pl9fb8dpjxi6"/>Timeline</text:p>
      <text:p text:style-name="P14">This section describes the projected timeline to complete the project.</text:p>
      <text:p text:style-name="Heading_20_2"><text:bookmark text:name="_z9xdu3zb9fsp"/>Resources</text:p>
      <text:p text:style-name="P14">This section lists the resources used to complete the project.</text:p>
      <text:p text:style-name="P11"><text:bookmark text:name="_w3b2qya13gxz"/></text:p>
      <text:p text:style-name="Heading_20_1"><text:bookmark text:name="_oh85ucy2p7oh"/>Phase II: Design</text:p>
      <text:p text:style-name="P14">This phase is where you create a blueprint for the software based on requirements.</text:p>
      <text:p text:style-name="Heading_20_2"><text:bookmark text:name="_3f1lmye3cof8"/>Description</text:p>
      <text:p text:style-name="P14">This section should give a detailed description of your project.</text:p>
      <text:p text:style-name="Heading_20_2"><text:bookmark text:name="_2qslpg2wb7f8"/>Flowchart</text:p>
      <text:p text:style-name="P14">This section is where your flowchart should be inserted.</text:p>
      <text:p text:style-name="Heading_20_2"><text:bookmark text:name="_q3aiyah7xx6p"/>Pseudocode</text:p>
      <text:p text:style-name="P14">This section is where your pseudocode <text:s/>should be inserted.</text:p>
      <text:p text:style-name="normal"/>
      <text:p text:style-name="Heading_20_1"><text:bookmark text:name="_wrj3can85c6a"/>Phase III: Implementation</text:p>
      <text:p text:style-name="P19">This phase is where you transform your design into actual code</text:p>
      <text:list xml:id="list2037975349" text:style-name="WWNum2">
        <text:list-item>
          <text:p text:style-name="P22">The actual coding of the software takes place in this phase.</text:p>
        </text:list-item>
        <text:list-item>
          <text:p text:style-name="P22">Developers write code according to the design specifications.</text:p>
        </text:list-item>
        <text:list-item>
          <text:p text:style-name="P22">The code is tested regularly to identify and fix bugs, and it undergoes version control to manage changes.</text:p>
        </text:list-item>
      </text:list>
      <text:p text:style-name="normal"/>
      <text:p text:style-name="Heading_20_1"><text:bookmark text:name="_zcprxa4zrwng"/><text:soft-page-break/>Phase IV: Testing</text:p>
      <text:p text:style-name="P14">The developed software is thoroughly tested to ensure it meets the specified requirements.</text:p>
      <text:list xml:id="list3647032866" text:style-name="WWNum3">
        <text:list-item>
          <text:p text:style-name="P23">Different types of testing are conducted, including unit testing, integration testing, system testing, and acceptance testing.</text:p>
        </text:list-item>
        <text:list-item>
          <text:p text:style-name="P23">Bugs and defects are identified and fixed during this phase.</text:p>
        </text:list-item>
      </text:list>
      <text:p text:style-name="normal"/>
      <text:p text:style-name="Heading_20_1"><text:bookmark text:name="_21b03kvdf1co"/>Phase V: Maintenance </text:p>
      <text:p text:style-name="P19">This section addresses issues, implement updates, and add new features post-deployment.</text:p>
      <text:list xml:id="list3474348604" text:style-name="WWNum1">
        <text:list-item>
          <text:p text:style-name="P24">Identify and fix bugs or issues reported by users.</text:p>
        </text:list-item>
        <text:list-item>
          <text:p text:style-name="P24">Implement updates or patches to enhance software functionality.</text:p>
        </text:list-item>
        <text:list-item>
          <text:p text:style-name="P24">Add new features or improvements based on user feedback or changing requirements.</text:p>
        </text:list-item>
        <text:list-item>
          <text:p text:style-name="P24">Perform ongoing maintenance to ensure the software remains secure and reliable.</text:p>
        </text:list-item>
      </text:list>
      <text:p text:style-name="P10"/>
      <text:p text:style-name="Heading_20_1"><text:bookmark text:name="_cal18o3xy0pg"/>Group Reflection</text:p>
      <text:p text:style-name="P14">What were the roles of each team member?</text:p>
      <text:p text:style-name="P14">Did you/your team meet all goals listed in the planning stage? If not, explain why.</text:p>
      <text:p text:style-name="P14">What are some challenges you/your team faced during this project?</text:p>
      <text:p text:style-name="P14">How did you/your team solve those challenges? </text:p>
      <text:p text:style-name="P25">If you were to do this project again,what would you/your team do differently?</text:p>
      <text:p text:style-name="P25">What new skills did you learn from this project?</text:p>
      <text:p text:style-name="Heading_20_1"><text:bookmark text:name="_y11dzkri600z"/>Dictionary</text:p>
      <text:p text:style-name="P25">This section should include the definition of all technical terms and acronyms used in this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 Unicode MS" svg:font-family="'Arial Unicode MS'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.0835in" fo:margin-bottom="0in" loext:contextual-spacing="false" fo:line-height="120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in" loext:contextual-spacing="false" fo:line-height="130%" fo:keep-together="always" fo:orphans="0" fo:widows="0" fo:break-before="auto" fo:break-after="auto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loext:contextual-spacing="false" fo:line-height="100%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.222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normal" style:default-outline-level="" style:class="chapter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PT Sans Narrow" fo:font-family="'PT Sans Narrow'" style:font-family-generic="roman" style:font-pitch="variable" fo:font-size="16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loext:graphic-properties draw:fill="none" draw:fill-color="#ffffff"/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reak-before="auto" fo:break-after="auto" fo:background-color="transparent" fo:padding="0in" fo:border="none"/>
    </style:style>
    <style:style style:name="MP2" style:family="paragraph" style:parent-style-name="normal">
      <loext:graphic-properties draw:fill="none" draw:fill-color="#ffffff"/>
      <style:paragraph-properties fo:margin-top="0.0835in" fo:margin-bottom="0.139in" loext:contextual-spacing="false" fo:line-height="100%" fo:break-before="auto" fo:break-after="auto" fo:background-color="transparent" fo:padding="0in" fo:border="none"/>
    </style:style>
    <style:style style:name="MP3" style:family="paragraph" style:parent-style-name="Heading_20_2">
      <style:paragraph-properties fo:margin-top="0.4165in" fo:margin-bottom="0in" loext:contextual-spacing="false" fo:line-height="120%"/>
    </style:style>
    <style:style style:name="MP4" style:family="paragraph" style:parent-style-name="normal">
      <loext:graphic-properties draw:fill="none" draw:fill-color="#ffffff"/>
      <style:paragraph-properties fo:break-before="auto" fo:break-after="auto" fo:background-color="transparent"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484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528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text:span text:style-name="MT1"><text:s text:c="2"/></text:span><text:page-number text:select-page="current">4</text:page-number></text:p>
        <text:p text:style-name="MP2"><draw:frame draw:style-name="Mfr1" draw:name="image2.png" text:anchor-type="as-char" svg:width="6.4701in" svg:height="0.1146in" draw:z-index="2"><draw:image xlink:href="Pictures/1000020100000577000000125142FE91682DEFD7.png" xlink:type="simple" xlink:show="embed" xlink:actuate="onLoad" loext:mime-type="image/png"/><svg:desc>horizontal line</svg:desc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><text:bookmark text:name="_m4kuceciy3sh"/><draw:frame draw:style-name="Mfr2" draw:name="image1.png" text:anchor-type="as-char" svg:width="6.4701in" svg:height="0.1146in" draw:z-index="3"><draw:image xlink:href="Pictures/1000020100000577000000125142FE91682DEFD7.png" xlink:type="simple" xlink:show="embed" xlink:actuate="onLoad" loext:mime-type="image/png"/><svg:desc>horizontal line</svg:desc></draw:frame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28T21:11:30.370000000</dc:date>
    <meta:editing-duration>PT7H36M29S</meta:editing-duration>
    <meta:editing-cycles>2</meta:editing-cycles>
    <meta:generator>Trio_Office/6.2.8.2$Windows_x86 LibreOffice_project/</meta:generator>
    <meta:document-statistic meta:table-count="0" meta:image-count="2" meta:object-count="0" meta:page-count="4" meta:paragraph-count="68" meta:word-count="479" meta:character-count="2948" meta:non-whitespace-character-count="2544"/>
  </office:meta>
</office:document-meta>
</file>